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c72d" officeooo:paragraph-rsid="000bc72d"/>
    </style:style>
    <style:style style:name="P2" style:family="paragraph" style:parent-style-name="Standard" style:list-style-name="L18">
      <style:text-properties officeooo:rsid="000bc72d" officeooo:paragraph-rsid="000bc72d"/>
    </style:style>
    <style:style style:name="P3" style:family="paragraph" style:parent-style-name="Standard">
      <style:text-properties officeooo:paragraph-rsid="000bc72d"/>
    </style:style>
    <style:style style:name="P4" style:family="paragraph" style:parent-style-name="Standard" style:list-style-name="L1">
      <style:text-properties officeooo:paragraph-rsid="000bc72d"/>
    </style:style>
    <style:style style:name="P5" style:family="paragraph" style:parent-style-name="Standard" style:list-style-name="L2">
      <style:text-properties officeooo:paragraph-rsid="000d3214"/>
    </style:style>
    <style:style style:name="P6" style:family="paragraph" style:parent-style-name="Standard" style:list-style-name="L3">
      <style:text-properties officeooo:paragraph-rsid="000d3214"/>
    </style:style>
    <style:style style:name="P7" style:family="paragraph" style:parent-style-name="Standard" style:list-style-name="L5">
      <style:text-properties officeooo:paragraph-rsid="000d3214"/>
    </style:style>
    <style:style style:name="P8" style:family="paragraph" style:parent-style-name="Standard" style:list-style-name="L6">
      <style:text-properties officeooo:paragraph-rsid="000d3214"/>
    </style:style>
    <style:style style:name="P9" style:family="paragraph" style:parent-style-name="Standard" style:list-style-name="L7">
      <style:text-properties officeooo:paragraph-rsid="000d3214"/>
    </style:style>
    <style:style style:name="P10" style:family="paragraph" style:parent-style-name="Standard" style:list-style-name="L8">
      <style:text-properties officeooo:paragraph-rsid="000bc72d"/>
    </style:style>
    <style:style style:name="P11" style:family="paragraph" style:parent-style-name="Standard" style:list-style-name="L8">
      <style:text-properties officeooo:paragraph-rsid="000dec47"/>
    </style:style>
    <style:style style:name="P12" style:family="paragraph" style:parent-style-name="Standard" style:list-style-name="L9">
      <style:text-properties officeooo:paragraph-rsid="000dec47"/>
    </style:style>
    <style:style style:name="P13" style:family="paragraph" style:parent-style-name="Standard" style:list-style-name="L15">
      <style:text-properties officeooo:paragraph-rsid="000dec47"/>
    </style:style>
    <style:style style:name="P14" style:family="paragraph" style:parent-style-name="Standard" style:list-style-name="L16">
      <style:text-properties officeooo:paragraph-rsid="000dec47"/>
    </style:style>
    <style:style style:name="P15" style:family="paragraph" style:parent-style-name="Standard" style:list-style-name="L17">
      <style:text-properties officeooo:paragraph-rsid="000d3214"/>
    </style:style>
    <style:style style:name="T1" style:family="text">
      <style:text-properties officeooo:rsid="000bc72d"/>
    </style:style>
    <style:style style:name="T2" style:family="text">
      <style:text-properties officeooo:rsid="000d3214"/>
    </style:style>
    <style:style style:name="T3" style:family="text">
      <style:text-properties officeooo:rsid="000dec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anzordnung des Vereins <text:s/>Supergravity Foundation</text:h>
      <text:p text:style-name="P1"/>
      <text:h text:style-name="Heading_20_2" text:outline-level="2">§ 1 Grundsätze der Wirtschaftlichkeit und Sparsamkeit <text:s/></text:h>
      <text:list xml:id="list7714086175690439108" text:style-name="L2">
        <text:list-header>
          <text:p text:style-name="P5"/>
        </text:list-header>
      </text:list>
      <text:list xml:id="list5170698037006384773" text:style-name="L17">
        <text:list-item>
          <text:p text:style-name="P15">Der Verein ist nach den Grundsätzen der Wirtschaftlichkeit zu führen. Das heißt, die Aufwendungen müssen in einem wirtschaftlichen Verhältnis zu den erzielten und erwarteten Erträgen stehen.</text:p>
        </text:list-item>
        <text:list-item>
          <text:p text:style-name="P15"><text:span text:style-name="T1">Für den Verein gilt grundsätzlich das Kostendeckungsprinzip im Rahmen des aufgestellten Haushaltsplans.</text:span></text:p>
        </text:list-item>
        <text:list-item>
          <text:p text:style-name="P15"><text:span text:style-name="T1">Die Mittel des Vereins dürfen nur für die satzungsmäßigen Zwecke verwendet werden.</text:span></text:p>
        </text:list-item>
        <text:list-item>
          <text:p text:style-name="P15"><text:span text:style-name="T1">Die Höhe der Ausgaben muss sachgemäß, Vergütungen dürfen nicht überhöht sein.</text:span></text:p>
        </text:list-item>
      </text:list>
      <text:p text:style-name="P3"/>
      <text:h text:style-name="Heading_20_2" text:outline-level="2">§ 2 Haushaltsplan <text:s/></text:h>
      <text:p text:style-name="P1"/>
      <text:list xml:id="list7922545034035903819" text:style-name="L3">
        <text:list-item>
          <text:p text:style-name="P6"><text:span text:style-name="T1">Für jedes Geschäftsjahr muss vom Vorstand ein Haushaltsplan aufgestellt werden. Er muss alle im betreffenden Geschäftsjahr geplanten Einnahmen und Ausgaben sowie alle erwarteten Finanzzu- und -abflüsse umfassen.</text:span></text:p>
        </text:list-item>
        <text:list-item>
          <text:p text:style-name="P6"><text:span text:style-name="T1">Der Haushaltsplanentwurf ist bis zum 15. Oktober des Vorjahres zu erstellen und den Mitgliedern mit der Einladung zur nachfolgenden Mitgliederversammlung, die über den Entwurf beschließt, vorzulegen.</text:span></text:p>
        </text:list-item>
        <text:list-item>
          <text:p text:style-name="P6"><text:span text:style-name="T1">Der Schatzmeister überwacht die Einhaltung des Haushaltplans und berichtet dem Vorstand laufend über seine Abwicklung, insbesondere bei zu erwartenden Abweichungen.</text:span></text:p>
        </text:list-item>
        <text:list-item>
          <text:p text:style-name="P6"><text:span text:style-name="T1">Der Haushaltsplan ist nach folgender Gliederung aufzustellen:</text:span></text:p>
        </text:list-item>
      </text:list>
      <text:p text:style-name="P1"/>
      <text:h text:style-name="Heading_20_3" text:outline-level="3">A. Einnahmen</text:h>
      <text:list xml:id="list3756435611438492812" text:style-name="L5">
        <text:list-item>
          <text:p text:style-name="P7"><text:span text:style-name="T2">Mitgliedsbeiträge</text:span></text:p>
        </text:list-item>
        <text:list-item>
          <text:p text:style-name="P7"><text:span text:style-name="T2">Spenden</text:span></text:p>
        </text:list-item>
        <text:list-item>
          <text:p text:style-name="P7"><text:span text:style-name="T2">Zuschüsse</text:span></text:p>
        </text:list-item>
        <text:list-item>
          <text:p text:style-name="P7"><text:span text:style-name="T2">Einnahmen der Vermögensverwaltung</text:span></text:p>
        </text:list-item>
        <text:list-item>
          <text:p text:style-name="P7"><text:span text:style-name="T2">Einnahmen des Zweckbetriebs (zum Beispiel sportliche Veranstaltungen)</text:span></text:p>
        </text:list-item>
        <text:list-item>
          <text:p text:style-name="P7"><text:span text:style-name="T2">Einnahme wirtschaftlicher Geschäftsbetriebe (zum Beispiel Verkauf von Speisen und Getränken)</text:span></text:p>
        </text:list-item>
        <text:list-item>
          <text:p text:style-name="P7"><text:span text:style-name="T2">Sonstige Einnahmen (zum Beispiel aus dem Verkauf von Anlagevermögen)</text:span></text:p>
        </text:list-item>
      </text:list>
      <text:p text:style-name="P1"/>
      <text:h text:style-name="Heading_20_3" text:outline-level="3">B. Ausgaben</text:h>
      <text:list xml:id="list5259253072063271113" text:style-name="L6">
        <text:list-item>
          <text:p text:style-name="P8"><text:span text:style-name="T1">Personalkosten (gegliedert nach steuerlichen Bereichen)</text:span></text:p>
        </text:list-item>
        <text:list-item>
          <text:p text:style-name="P8"><text:span text:style-name="T1">Sachkosten</text:span></text:p>
          <text:p text:style-name="P8"><text:span text:style-name="T1">- Energiekosten</text:span></text:p>
          <text:p text:style-name="P8"><text:span text:style-name="T1">- Büro- und Verwaltungskosten</text:span></text:p>
          <text:p text:style-name="P8"><text:span text:style-name="T1">- Gebühren und Beiträge</text:span></text:p>
          <text:p text:style-name="P8"><text:span text:style-name="T1">- Werbekosten</text:span></text:p>
        </text:list-item>
        <text:list-item>
          <text:p text:style-name="P8"><text:span text:style-name="T1">Kapitaldienst</text:span></text:p>
          <text:p text:style-name="P8"><text:span text:style-name="T1">- Zinsen und Tilgung</text:span></text:p>
        </text:list-item>
        <text:list-item>
          <text:p text:style-name="P8"><text:span text:style-name="T1">Kosten des Zweckbetriebes</text:span></text:p>
        </text:list-item>
        <text:list-item>
          <text:p text:style-name="P8"><text:span text:style-name="T1">Kosten geselliger Veranstaltungen</text:span></text:p>
        </text:list-item>
        <text:list-item>
          <text:p text:style-name="P8"><text:soft-page-break/><text:span text:style-name="T1">Anschaffung von Anlagevermögen</text:span></text:p>
        </text:list-item>
        <text:list-item>
          <text:p text:style-name="P8"><text:span text:style-name="T1">Kosten wirtschaftliche Geschäftsbetriebe</text:span></text:p>
        </text:list-item>
        <text:list-item>
          <text:p text:style-name="P8"><text:span text:style-name="T1">Sonstige Kosten</text:span></text:p>
        </text:list-item>
      </text:list>
      <text:p text:style-name="P1"/>
      <text:h text:style-name="Heading_20_2" text:outline-level="2">§ 3 Jahresabschluss <text:s/></text:h>
      <text:p text:style-name="P1"/>
      <text:list xml:id="list7584687096421233819" text:style-name="L7">
        <text:list-item>
          <text:p text:style-name="P9"><text:span text:style-name="T1">Im Jahresabschluss müssen alle Einnahmen und Ausgaben des Vereins für das abgelaufene Geschäftsjahr nachgewiesen werden. Im Jahresabschluss muss darüber hinaus eine Aufstellung über das Vermögen und die Verbindlichkeiten des Vereins enthalten sein.</text:span></text:p>
        </text:list-item>
        <text:list-item>
          <text:p text:style-name="P9"><text:span text:style-name="T1">Der Jahresabschluss ist von den gewählten Kassenprüfern gemäß §2 der Vereinssatzung zu prüfen. Darüber hinaus sind die Kassenprüfer berechtigt, regelmäßig Prüfungen durchzuführen. Der Vorstand hat den Kassenprüfern dazu auf Verlangen Einsicht in alle erforderlichen Unterlagen zu gewähren und alle gewünschten Auskünfte zu erteilen. Die Überprüfung der Übereinstimmung von Aufzeichnungen und Belegen erfolgt im wesentlichen stichprobenartig.</text:span></text:p>
        </text:list-item>
      </text:list>
      <text:p text:style-name="P1"/>
      <text:h text:style-name="Heading_20_2" text:outline-level="2">§ 4 Kassenprüfung <text:s/></text:h>
      <text:list xml:id="list4741206408993644488" text:style-name="L8">
        <text:list-item>
          <text:p text:style-name="P10"><text:span text:style-name="T1">Die Kassenprüfer überwachen die Einhaltung der Finanzordnung und des Haushaltsplans. Sie überprüfen, ob</text:span></text:p>
          <text:list>
            <text:list-header>
              <text:p text:style-name="P11"><text:span text:style-name="T1">die Finanz- und Vermögensbestände den Angaben im Jahresabschluss entsprechen,</text:span></text:p>
              <text:p text:style-name="P11"><text:span text:style-name="T1">die Ausgaben sachlich gerechtfertigt, rechnerisch richtig und korrekt belegt sind,</text:span></text:p>
              <text:p text:style-name="P11"><text:span text:style-name="T1">die Mittel wirtschaftlich verwendet wurden.</text:span></text:p>
            </text:list-header>
          </text:list>
        </text:list-item>
        <text:list-item>
          <text:p text:style-name="P11"><text:span text:style-name="T1">Die Kassenprüfer nehmen ihre Aufgabe gewissenhaft und unparteiisch wahr. Sie sind zur Verschwiegenheit verpflichtet.</text:span></text:p>
        </text:list-item>
      </text:list>
      <text:p text:style-name="P1"/>
      <text:h text:style-name="Heading_20_2" text:outline-level="2">§ 5 Inventar <text:s/></text:h>
      <text:p text:style-name="P1"/>
      <text:list xml:id="list6804458143544916612" text:style-name="L9">
        <text:list-item>
          <text:p text:style-name="P12"><text:span text:style-name="T1">Zur Erfassung des Inventars ist von der Geschäftsstelle ein Inventar-Verzeichnis anzulegen. Darin sind alle Gegenstände aufzunehmen, die nicht zum Verbrauch bestimmt sind.</text:span></text:p>
        </text:list-item>
        <text:list-item>
          <text:p text:style-name="P12"><text:span text:style-name="T1">Die Inventar-Liste muss enthalten:</text:span></text:p>
        </text:list-item>
      </text:list>
      <text:list xml:id="list823847340524385066" text:style-name="L15">
        <text:list-item>
          <text:list>
            <text:list-item>
              <text:p text:style-name="P13"><text:span text:style-name="T1">Anschaffungsdatum,</text:span></text:p>
            </text:list-item>
            <text:list-item>
              <text:p text:style-name="P13"><text:span text:style-name="T1">Bezeichnung des Gegenstands,</text:span></text:p>
            </text:list-item>
            <text:list-item>
              <text:p text:style-name="P13"><text:span text:style-name="T1">Anschaffungs- und Zeitwert sowie</text:span></text:p>
            </text:list-item>
            <text:list-item>
              <text:p text:style-name="P13"><text:span text:style-name="T1">Aufbewahrungsort</text:span></text:p>
            </text:list-item>
          </text:list>
        </text:list-item>
      </text:list>
      <text:list xml:id="list181520401153193" text:continue-list="list6804458143544916612" text:style-name="L9">
        <text:list-item>
          <text:p text:style-name="P12"><text:span text:style-name="T1">Unbrauchbares bzw. überzähliges Gerät und Inventar ist möglichst gewinnbringend zu veräußern. Über verschenkte Gegenstände ist ein Beleg anzufertigen.</text:span></text:p>
        </text:list-item>
      </text:list>
      <text:p text:style-name="P1"/>
      <text:p text:style-name="P1"/>
      <text:h text:style-name="Heading_20_2" text:outline-level="2">§ 6 Verwaltung der Finanzmittel, Zahlungsverkehr <text:s/></text:h>
      <text:p text:style-name="P1"/>
      <text:list xml:id="list2855655722706115122" text:style-name="L16">
        <text:list-item>
          <text:p text:style-name="P14"><text:span text:style-name="T1">Der Schatzmeister verwaltet die Vereinsfinanzen über ein einheitliches Vereinskonto und eine Vereinskasse.</text:span></text:p>
        </text:list-item>
        <text:list-item>
          <text:p text:style-name="P14"><text:span text:style-name="T1">Zahlungen werden vom Schatzmeister nur geleistet, wenn sie nach dieser Finanzordnung ordnungsgemäß ausgewiesen sind, und im Rahmen des Haushaltsplanes noch ausreichende Finanzmittel zur Verfügung stehen.</text:span></text:p>
        </text:list-item>
        <text:list-item>
          <text:p text:style-name="P14"><text:span text:style-name="T1">Der Schatzmeister ist für die Einhaltung des Haushaltsplans verantwortlich.</text:span></text:p>
        </text:list-item>
        <text:list-item>
          <text:p text:style-name="P14"><text:soft-page-break/><text:span text:style-name="T1">Sonderkonten bzw. Sonderkassen können vom Vorstand auf Antrag, in Ausnahmefällen und zeitlich befristet, genehmigt werden.</text:span></text:p>
        </text:list-item>
        <text:list-item>
          <text:p text:style-name="P14"><text:span text:style-name="T1">Der gesamte Zahlungsverkehr wird nach Möglichkeit bargeldlos abgewickelt.</text:span></text:p>
        </text:list-item>
        <text:list-item>
          <text:p text:style-name="P14"><text:span text:style-name="T1">Über jede Einnahme und Ausgabe muss ein Beleg vorhanden sein. Der Beleg muss den Tag der Ausgabe, den zu zahlenden Betrag, die Mehrwertsteuer und den Verwendungszweck enthalten.</text:span></text:p>
        </text:list-item>
        <text:list-item>
          <text:p text:style-name="P14"><text:span text:style-name="T1">Die Verfügungsberechtigung (Zeichnungsrecht) über die Vereinskonten liegt beim Vorstandsvorsitzenden. Er erteilt dem Schatzmeister Kontovollmacht. Bei Verfügung über Einzelbeträge von mehr als ... Euro benötigt der Schatzmeister die Zustimmung des Gesamtvorstands (alternativ: des Vorstandsvorsitzenden).</text:span></text:p>
        </text:list-item>
      </text:list>
      <text:p text:style-name="P1"/>
      <text:h text:style-name="Heading_20_2" text:outline-level="2">§ 7 Mitgliedsbeitrag</text:h>
      <text:p text:style-name="P1"/>
      <text:list xml:id="list8025443609252690088" text:style-name="L18">
        <text:list-item>
          <text:p text:style-name="P2">Der monatliche Mitgliedsbeitrag für eine natürlichen Person beträgt mindestens 5,00 Euro</text:p>
        </text:list-item>
        <text:list-item>
          <text:p text:style-name="P2">Der monatliche Mitgliedsbeitrag für eine juristische Person beträgt mindestens 100,<text:span text:style-name="T3">00</text:span> Euro</text:p>
        </text:list-item>
        <text:list-item>
          <text:p text:style-name="P2">Der Mitgliedsbeitrag kann monatlich, quartalsweise oder jährlich gezahlt werden</text:p>
        </text:list-item>
        <text:list-item>
          <text:p text:style-name="P2">Die Zahlung erfolgt durch Überweisung auf das Konto des Vereins, oder einer anderen vom Verein zur Verfügung gestellten Methode</text:p>
        </text:list-item>
        <text:list-item>
          <text:p text:style-name="P2">In Härtefällen kann der Vorstand das Mitglied vom Beitrag befreien.</text:p>
          <text:p text:style-name="P2"/>
        </text:list-item>
      </text:list>
      <text:h text:style-name="Heading_20_2" text:outline-level="2">§ 8 Inkrafttrete <text:s/></text:h>
      <text:p text:style-name="Text_20_body"/>
      <text:p text:style-name="P1">Die Finanzordnung trat mit ihrer Verabschiedung durch die Mitgliederversammlung am 1.11.2015 in Kra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Addressee"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7:06:32.634560281</meta:creation-date>
    <dc:date>2015-11-06T18:15:18.709814772</dc:date>
    <meta:editing-duration>PT7M37S</meta:editing-duration>
    <meta:editing-cycles>1</meta:editing-cycles>
    <meta:document-statistic meta:table-count="0" meta:image-count="0" meta:object-count="0" meta:page-count="3" meta:paragraph-count="66" meta:word-count="689" meta:character-count="5252" meta:non-whitespace-character-count="4660"/>
    <meta:generator>LibreOffice/5.0.2.2$Linux_X86_64 LibreOffice_project/00m0$Build-2</meta:generator>
  </office:meta>
</office:document-meta>
</file>